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6000000B0411941A1.png"/>
  <manifest:file-entry manifest:media-type="image/jpeg" manifest:full-path="Pictures/10000000000005FA0000060A20B6CFA4.jpg"/>
  <manifest:file-entry manifest:media-type="image/png" manifest:full-path="Pictures/1000020100000103000000E3FBBAAD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99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65cm"/>
    </style:style>
    <style:style style:name="gr5" style:family="graphic" style:parent-style-name="standard">
      <style:graphic-properties svg:stroke-color="#9900ff" draw:fill="none" draw:textarea-vertical-align="middle"/>
    </style:style>
    <style:style style:name="gr6" style:family="graphic" style:parent-style-name="standard">
      <style:graphic-properties svg:stroke-width="0.05cm" svg:stroke-color="#00cc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8" style:family="graphic" style:parent-style-name="standard">
      <style:graphic-properties svg:stroke-color="#00ccff" draw:fill="none" draw:textarea-vertical-align="middle"/>
    </style:style>
    <style:style style:name="gr9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font-family="'Microsoft JhengHei'" style:font-style-name="Norma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style:style style:name="T4" style:family="text">
      <style:text-properties fo:font-family="'Microsoft JhengHei'" style:font-family-generic="swiss" style:font-pitch="variab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1.197cm" svg:height="11.314cm" draw:transform="rotate (3.1415926535892) translate (13.997cm 20.1cm)">
          <draw:image xlink:href="Pictures/10000000000005FA0000060A20B6CFA4.jpg" xlink:type="simple" xlink:show="embed" xlink:actuate="onLoad">
            <text:p/>
          </draw:image>
        </draw:frame>
        <draw:rect draw:style-name="gr2" draw:text-style-name="P1" draw:layer="layout" svg:width="5.5cm" svg:height="1.6cm" svg:x="5.7cm" svg:y="11.086cm">
          <text:p/>
        </draw:rect>
        <draw:line draw:style-name="gr3" draw:text-style-name="P1" draw:layer="layout" svg:x1="6.3cm" svg:y1="11.1cm" svg:x2="6.3cm" svg:y2="7.3cm">
          <text:p/>
        </draw:line>
        <draw:frame draw:style-name="gr4" draw:text-style-name="P2" draw:layer="layout" svg:width="5.6cm" svg:height="3.9cm" svg:x="3.7cm" svg:y="3.2cm">
          <draw:text-box>
            <text:p><text:span text:style-name="T1">SIGN_CON</text:span></text:p>
            <text:p><text:span text:style-name="T2">Used to transfer data from the </text:span><text:span text:style-name="T3">μ</text:span><text:span text:style-name="T4">C board to the motor board</text:span></text:p>
          </draw:text-box>
        </draw:frame>
        <draw:rect draw:style-name="gr5" draw:text-style-name="P1" draw:layer="layout" svg:width="5.4cm" svg:height="4.1cm" svg:x="3.6cm" svg:y="3.2cm">
          <text:p/>
        </draw:rect>
        <draw:rect draw:style-name="gr6" draw:text-style-name="P1" draw:layer="layout" svg:width="1.3cm" svg:height="1.7cm" svg:x="4.5cm" svg:y="14.8cm">
          <text:p/>
        </draw:rect>
        <draw:line draw:style-name="gr7" draw:text-style-name="P1" draw:layer="layout" svg:x1="5.1cm" svg:y1="16.5cm" svg:x2="5.1cm" svg:y2="21.3cm">
          <text:p/>
        </draw:line>
        <draw:frame draw:style-name="gr4" draw:text-style-name="P2" draw:layer="layout" svg:width="5cm" svg:height="3.9cm" svg:x="2.8cm" svg:y="21.3cm">
          <draw:text-box>
            <text:p><text:span text:style-name="T1">SUPPLY2_CON</text:span></text:p>
            <text:p><text:span text:style-name="T2">Additional power supply Grove 4 pin connector. It's currently unused.</text:span></text:p>
          </draw:text-box>
        </draw:frame>
        <draw:rect draw:style-name="gr8" draw:text-style-name="P1" draw:layer="layout" svg:width="4.8cm" svg:height="3.8cm" svg:x="2.8cm" svg:y="21.3cm">
          <text:p/>
        </draw:rect>
        <draw:frame draw:style-name="gr9" draw:text-style-name="P1" draw:layer="layout" svg:width="5.5cm" svg:height="5.832cm" svg:x="9.1cm" svg:y="20.668cm">
          <draw:image xlink:href="Pictures/10000201000000A6000000B0411941A1.png" xlink:type="simple" xlink:show="embed" xlink:actuate="onLoad">
            <text:p/>
          </draw:image>
        </draw:frame>
        <draw:frame draw:style-name="gr9" draw:text-style-name="P1" draw:layer="layout" svg:width="7.852cm" svg:height="6.881cm" svg:x="9.848cm" svg:y="1.695cm">
          <draw:image xlink:href="Pictures/1000020100000103000000E3FBBAAD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ria Sannino</meta:initial-creator>
    <meta:creation-date>2019-06-18T14:45:18.66</meta:creation-date>
    <dc:date>2019-06-18T16:13:16.57</dc:date>
    <dc:creator>Siria Sannino</dc:creator>
    <meta:editing-duration>PT8M6S</meta:editing-duration>
    <meta:editing-cycles>2</meta:editing-cycles>
    <meta:generator>OpenOffice/4.1.6$Win32 OpenOffice.org_project/416m1$Build-9790</meta:generator>
    <meta:document-statistic meta:object-count="11"/>
  </office:meta>
</office:document-meta>
</file>